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4.5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6" style:family="graphic" style:parent-style-name="standard">
      <style:graphic-properties draw:fill="solid" draw:fill-color="#9999ff" draw:textarea-vertical-align="middle"/>
    </style:style>
    <style:style style:name="gr7" style:family="graphic" style:parent-style-name="standard">
      <style:graphic-properties draw:fill="solid" draw:fill-color="#ffd320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-color="#ffffcc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3.68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color="#ff3300" draw:fill="none" draw:textarea-vertical-align="middle"/>
    </style:style>
    <style:style style:name="gr14" style:family="graphic" style:parent-style-name="objectwithoutfill">
      <style:graphic-properties svg:stroke-color="#ff6666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7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.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7pt" style:font-size-asian="17pt" style:font-size-complex="17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7pt" style:font-size-asian="17pt" style:font-size-complex="17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dex.jsp" draw:style-name="dp1" draw:master-page-name="Predeterminado">
        <draw:rect draw:style-name="gr1" draw:text-style-name="P1" draw:layer="layout" svg:width="12.2cm" svg:height="11.3cm" svg:x="4.5cm" svg:y="7.6cm">
          <text:p/>
        </draw:rect>
        <draw:rect draw:style-name="gr2" draw:text-style-name="P2" draw:layer="layout" svg:width="4.4cm" svg:height="1cm" svg:x="8cm" svg:y="10.9cm">
          <text:p text:style-name="P1"><text:span text:style-name="T1">Nombre país</text:span></text:p>
        </draw:rect>
        <draw:frame draw:style-name="gr3" draw:text-style-name="P3" draw:layer="layout" svg:width="5.019cm" svg:height="0.759cm" svg:x="5.281cm" svg:y="9.241cm">
          <draw:text-box>
            <text:p><text:span text:style-name="T2">Agregar Manualmente</text:span></text:p>
          </draw:text-box>
        </draw:frame>
        <draw:frame draw:style-name="gr4" draw:text-style-name="P4" draw:layer="layout" svg:width="8.444cm" svg:height="0.806cm" svg:x="4.4cm" svg:y="6.694cm">
          <draw:text-box>
            <text:p><text:span text:style-name="T3">¿Cómo desea introducir los países?</text:span></text:p>
          </draw:text-box>
        </draw:frame>
        <draw:frame draw:style-name="gr5" draw:text-style-name="P3" draw:layer="layout" svg:width="5.04cm" svg:height="0.759cm" svg:x="5.36cm" svg:y="13.8cm">
          <draw:text-box>
            <text:p><text:span text:style-name="T2">Mediante archivo CSV</text:span></text:p>
          </draw:text-box>
        </draw:frame>
        <draw:rect draw:style-name="gr6" draw:text-style-name="P5" draw:layer="layout" svg:width="2.7cm" svg:height="1cm" svg:x="10.8cm" svg:y="15.2cm">
          <text:p text:style-name="P1"><text:span text:style-name="T4">Subir Archivo</text:span></text:p>
        </draw:rect>
        <draw:rect draw:style-name="gr7" draw:text-style-name="P6" draw:layer="layout" svg:width="2.4cm" svg:height="1cm" svg:x="13.3cm" svg:y="17.3cm">
          <text:p text:style-name="P1"><text:span text:style-name="T5">Solicitar</text:span></text:p>
        </draw:rect>
        <draw:rect draw:style-name="gr8" draw:text-style-name="P7" draw:layer="layout" svg:width="19cm" svg:height="3.2cm" svg:x="1cm" svg:y="25.5cm">
          <text:p text:style-name="P1"><text:span text:style-name="T6">Covid Data Ilustration</text:span></text:p>
        </draw:rect>
        <draw:rect draw:style-name="gr9" draw:text-style-name="P1" draw:layer="layout" svg:width="3.9cm" svg:height="1cm" svg:x="6.9cm" svg:y="15.2cm">
          <text:p/>
        </draw:rect>
        <draw:frame draw:style-name="gr10" draw:text-style-name="P8" draw:layer="layout" svg:width="1.984cm" svg:height="1.063cm" svg:x="17.816cm" svg:y="27.5cm">
          <draw:text-box>
            <text:p><text:span text:style-name="T7">V 1.0</text:span></text:p>
          </draw:text-box>
        </draw:frame>
        <draw:frame draw:style-name="gr11" draw:text-style-name="P3" draw:layer="layout" svg:width="4.185cm" svg:height="0.759cm" svg:x="1cm" svg:y="27.6cm">
          <draw:text-box>
            <text:p><text:span text:style-name="T2">@Silvax Solutions</text:span></text:p>
          </draw:text-box>
        </draw:frame>
      </draw:page>
      <draw:page draw:name="csvPreview.jps &amp; manualPreview.jsp" draw:style-name="dp1" draw:master-page-name="Predeterminado">
        <draw:line draw:style-name="gr12" draw:text-style-name="P1" draw:layer="layout" svg:x1="3.1cm" svg:y1="7.7cm" svg:x2="3.1cm" svg:y2="15.9cm">
          <text:p/>
        </draw:line>
        <draw:line draw:style-name="gr12" draw:text-style-name="P1" draw:layer="layout" svg:x1="3.1cm" svg:y1="15.9cm" svg:x2="17.7cm" svg:y2="15.9cm">
          <text:p/>
        </draw:line>
        <draw:line draw:style-name="gr13" draw:text-style-name="P1" draw:layer="layout" svg:x1="3.1cm" svg:y1="15.9cm" svg:x2="5.4cm" svg:y2="13.9cm">
          <text:p/>
        </draw:line>
        <draw:line draw:style-name="gr13" draw:text-style-name="P1" draw:layer="layout" svg:x1="5.4cm" svg:y1="13.9cm" svg:x2="6cm" svg:y2="11.5cm">
          <text:p/>
        </draw:line>
        <draw:line draw:style-name="gr13" draw:text-style-name="P1" draw:layer="layout" svg:x1="8.2cm" svg:y1="11.2cm" svg:x2="9.7cm" svg:y2="12.1cm">
          <text:p/>
        </draw:line>
        <draw:line draw:style-name="gr14" draw:text-style-name="P1" draw:layer="layout" svg:x1="9.7cm" svg:y1="12.1cm" svg:x2="13.8cm" svg:y2="10.4cm">
          <text:p/>
        </draw:line>
        <draw:line draw:style-name="gr13" draw:text-style-name="P1" draw:layer="layout" svg:x1="6cm" svg:y1="11.6cm" svg:x2="6.6cm" svg:y2="13.6cm">
          <text:p/>
        </draw:line>
        <draw:line draw:style-name="gr13" draw:text-style-name="P1" draw:layer="layout" svg:x1="6.6cm" svg:y1="13.6cm" svg:x2="8.2cm" svg:y2="11.2cm">
          <text:p/>
        </draw:line>
        <draw:frame draw:style-name="gr15" draw:layer="layout" svg:width="4.172cm" svg:height="0.963cm" svg:x="7.6cm" svg:y="5.4cm">
          <draw:text-box>
            <text:p>Título gráfica</text:p>
          </draw:text-box>
        </draw:frame>
        <draw:frame draw:style-name="gr16" draw:layer="layout" svg:width="1.84cm" svg:height="1.675cm" svg:x="1.4cm" svg:y="12cm">
          <draw:text-box>
            <text:p>Dato<text:line-break/> <text:s text:c="2"/>Y</text:p>
          </draw:text-box>
        </draw:frame>
        <draw:frame draw:style-name="gr16" draw:layer="layout" svg:width="1.84cm" svg:height="1.675cm" svg:x="5.3cm" svg:y="16.5cm">
          <draw:text-box>
            <text:p>Dato<text:line-break/> <text:s/>X</text:p>
          </draw:text-box>
        </draw:frame>
        <draw:rect draw:style-name="gr8" draw:text-style-name="P9" draw:layer="layout" svg:width="2.8cm" svg:height="0.8cm" svg:x="2.3cm" svg:y="19.6cm">
          <text:p text:style-name="P1"><text:span text:style-name="T8">Regresar a inicio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varo Silva</meta:initial-creator>
    <meta:creation-date>2020-11-29T21:48:11.88</meta:creation-date>
    <dc:date>2020-12-18T02:46:10.65</dc:date>
    <dc:creator>Alvaro Silva</dc:creator>
    <meta:editing-duration>PT50M27S</meta:editing-duration>
    <meta:editing-cycles>17</meta:editing-cycles>
    <meta:generator>OpenOffice/4.1.5$Win32 OpenOffice.org_project/415m1$Build-9789</meta:generator>
    <meta:document-statistic meta:object-count="23"/>
  </office:meta>
</office:document-meta>
</file>